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808080" loext:opacity="100%" style:font-name="Consolas" fo:font-size="10.5pt" fo:font-weight="normal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ce9178" loext:opacity="100%" style:font-name="Consolas" fo:font-size="10.5pt" fo:font-weight="normal"/>
    </style:style>
    <style:style style:name="T10" style:family="text">
      <style:text-properties fo:color="#d4d4d4" loext:opacity="100%"/>
    </style:style>
    <style:style style:name="T11" style:family="text">
      <style:text-properties fo:color="#d7ba7d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  <style:style style:name="T14" style:family="text">
      <style:text-properties fo:color="#4fc1ff" loext:opacity="100%" style:font-name="Consolas" fo:font-size="10.5pt" fo:font-weight="normal"/>
    </style:style>
    <style:style style:name="T15" style:family="text">
      <style:text-properties fo:color="#dcdcaa" loext:opacity="100%" style:font-name="Consolas" fo:font-size="10.5pt" fo:font-weight="normal"/>
    </style:style>
    <style:style style:name="T16" style:family="text">
      <style:text-properties fo:color="#c586c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2">    <text:span text:style-name="T5">&lt;</text:span><text:span text:style-name="T6">meta</text:span><text:span text:style-name="T7"> </text:span><text:span text:style-name="T8">charset</text:span><text:span text:style-name="T7">=</text:span><text:span text:style-name="T9">"UTF-8"</text:span><text:span text:style-name="T5">&gt;</text:span></text:p>
      <text:p text:style-name="P2">    <text:span text:style-name="T5">&lt;</text:span><text:span text:style-name="T6">meta</text:span><text:span text:style-name="T7"> </text:span><text:span text:style-name="T8">name</text:span><text:span text:style-name="T7">=</text:span><text:span text:style-name="T9">"viewport"</text:span><text:span text:style-name="T7"> </text:span><text:span text:style-name="T8">content</text:span><text:span text:style-name="T7">=</text:span><text:span text:style-name="T9">"width=device-width, initial-scale=1.0"</text:span><text:span text:style-name="T5">&gt;</text:span></text:p>
      <text:p text:style-name="P2">    <text:span text:style-name="T5">&lt;</text:span><text:span text:style-name="T6">title</text:span><text:span text:style-name="T5">&gt;</text:span><text:span text:style-name="T7">Exercices de Manipulation du DOM</text:span><text:span text:style-name="T5">&lt;/</text:span><text:span text:style-name="T6">title</text:span><text:span text:style-name="T5">&gt;</text:span></text:p>
      <text:p text:style-name="P2">    <text:span text:style-name="T5">&lt;</text:span><text:span text:style-name="T6">style</text:span><text:span text:style-name="T5">&gt;</text:span></text:p>
      <text:p text:style-name="P2"><text:span text:style-name="T10">        </text:span><text:span text:style-name="T11">.selected</text:span><text:span text:style-name="T12"> {</text:span></text:p>
      <text:p text:style-name="P2"><text:span text:style-name="T10">            </text:span><text:span text:style-name="T8">background-color</text:span><text:span text:style-name="T12">: </text:span><text:span text:style-name="T9">yellow</text:span><text:span text:style-name="T12">; </text:span><text:span text:style-name="T13">/* Pour visualiser l'ajout de la classe */</text:span></text:p>
      <text:p text:style-name="P3">        <text:span text:style-name="T7">}</text:span></text:p>
      <text:p text:style-name="P2"><text:span text:style-name="T10">    </text:span><text:span text:style-name="T5">&lt;/</text:span><text:span text:style-name="T6">style</text:span><text:span text:style-name="T5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2">    <text:span text:style-name="T5">&lt;</text:span><text:span text:style-name="T6">h1</text:span><text:span text:style-name="T5">&gt;</text:span><text:span text:style-name="T7">Exercices de Manipulation du DOM</text:span><text:span text:style-name="T5">&lt;/</text:span><text:span text:style-name="T6">h1</text:span><text:span text:style-name="T5">&gt;</text:span></text:p>
      <text:p text:style-name="P2">    <text:span text:style-name="T5">&lt;</text:span><text:span text:style-name="T6">div</text:span><text:span text:style-name="T7"> </text:span><text:span text:style-name="T8">id</text:span><text:span text:style-name="T7">=</text:span><text:span text:style-name="T9">"container"</text:span><text:span text:style-name="T5">&gt;</text:span></text:p>
      <text:p text:style-name="P2">        <text:span text:style-name="T5">&lt;</text:span><text:span text:style-name="T6">ul</text:span><text:span text:style-name="T7"> </text:span><text:span text:style-name="T8">id</text:span><text:span text:style-name="T7">=</text:span><text:span text:style-name="T9">"list"</text:span><text:span text:style-name="T5">&gt;</text:span></text:p>
      <text:p text:style-name="P2">            <text:span text:style-name="T5">&lt;</text:span><text:span text:style-name="T6">li</text:span><text:span text:style-name="T5">&gt;</text:span><text:span text:style-name="T7">Élément 1</text:span><text:span text:style-name="T5">&lt;/</text:span><text:span text:style-name="T6">li</text:span><text:span text:style-name="T5">&gt;</text:span></text:p>
      <text:p text:style-name="P2">            <text:span text:style-name="T5">&lt;</text:span><text:span text:style-name="T6">li</text:span><text:span text:style-name="T5">&gt;</text:span><text:span text:style-name="T7">Élément 2</text:span><text:span text:style-name="T5">&lt;/</text:span><text:span text:style-name="T6">li</text:span><text:span text:style-name="T5">&gt;</text:span></text:p>
      <text:p text:style-name="P2">            <text:span text:style-name="T5">&lt;</text:span><text:span text:style-name="T6">li</text:span><text:span text:style-name="T5">&gt;</text:span><text:span text:style-name="T7">Élément 3</text:span><text:span text:style-name="T5">&lt;/</text:span><text:span text:style-name="T6">li</text:span><text:span text:style-name="T5">&gt;</text:span></text:p>
      <text:p text:style-name="P2">        <text:span text:style-name="T5">&lt;/</text:span><text:span text:style-name="T6">ul</text:span><text:span text:style-name="T5">&gt;</text:span></text:p>
      <text:p text:style-name="P2">        <text:span text:style-name="T5">&lt;</text:span><text:span text:style-name="T6">button</text:span><text:span text:style-name="T7"> </text:span><text:span text:style-name="T8">id</text:span><text:span text:style-name="T7">=</text:span><text:span text:style-name="T9">"btnAdd"</text:span><text:span text:style-name="T5">&gt;</text:span><text:span text:style-name="T7">Ajouter Élément</text:span><text:span text:style-name="T5">&lt;/</text:span><text:span text:style-name="T6">button</text:span><text:span text:style-name="T5">&gt;</text:span></text:p>
      <text:p text:style-name="P2">        <text:span text:style-name="T5">&lt;</text:span><text:span text:style-name="T6">button</text:span><text:span text:style-name="T7"> </text:span><text:span text:style-name="T8">id</text:span><text:span text:style-name="T7">=</text:span><text:span text:style-name="T9">"btnRemove"</text:span><text:span text:style-name="T5">&gt;</text:span><text:span text:style-name="T7">Supprimer Élément</text:span><text:span text:style-name="T5">&lt;/</text:span><text:span text:style-name="T6">button</text:span><text:span text:style-name="T5">&gt;</text:span></text:p>
      <text:p text:style-name="P2">    <text:span text:style-name="T5">&lt;/</text:span><text:span text:style-name="T6">div</text:span><text:span text:style-name="T5">&gt;</text:span></text:p>
      <text:p text:style-name="P2">    <text:span text:style-name="T5">&lt;</text:span><text:span text:style-name="T6">div</text:span><text:span text:style-name="T7"> </text:span><text:span text:style-name="T8">id</text:span><text:span text:style-name="T7">=</text:span><text:span text:style-name="T9">"posts"</text:span><text:span text:style-name="T5">&gt;&lt;/</text:span><text:span text:style-name="T6">div</text:span><text:span text:style-name="T5">&gt;</text:span></text:p>
      <text:p text:style-name="P4"/>
      <text:p text:style-name="P2">    <text:span text:style-name="T5">&lt;</text:span><text:span text:style-name="T6">script</text:span><text:span text:style-name="T5">&gt;</text:span></text:p>
      <text:p text:style-name="P2"><text:span text:style-name="T10">        </text:span><text:span text:style-name="T13">// Exercice 1 : Sélectionner l'élément d'identifiant 'container'</text:span></text:p>
      <text:p text:style-name="P2"><text:span text:style-name="T10">        </text:span><text:span text:style-name="T6">const</text:span><text:span text:style-name="T12"> </text:span><text:span text:style-name="T14">container</text:span><text:span text:style-name="T12"> = </text:span><text:span text:style-name="T8">document</text:span><text:span text:style-name="T12">.</text:span><text:span text:style-name="T15">getElementById</text:span><text:span text:style-name="T12">(</text:span><text:span text:style-name="T9">'container'</text:span><text:span text:style-name="T12">);</text:span></text:p>
      <text:p text:style-name="P4"/>
      <text:p text:style-name="P2"><text:span text:style-name="T10">        </text:span><text:span text:style-name="T13">// Exercice 2 : Sélectionner les items de la liste</text:span></text:p>
      <text:p text:style-name="P2"><text:span text:style-name="T10">        </text:span><text:span text:style-name="T6">const</text:span><text:span text:style-name="T12"> </text:span><text:span text:style-name="T14">listItems</text:span><text:span text:style-name="T12"> = </text:span><text:span text:style-name="T8">document</text:span><text:span text:style-name="T12">.</text:span><text:span text:style-name="T15">querySelectorAll</text:span><text:span text:style-name="T12">(</text:span><text:span text:style-name="T9">'li'</text:span><text:span text:style-name="T12">);</text:span></text:p>
      <text:p text:style-name="P4"/>
      <text:p text:style-name="P2"><text:span text:style-name="T10">        </text:span><text:span text:style-name="T13">// Exercice 3 : Sélectionner les boutons du document</text:span></text:p>
      <text:p text:style-name="P2"><text:span text:style-name="T10">        </text:span><text:span text:style-name="T6">const</text:span><text:span text:style-name="T12"> </text:span><text:span text:style-name="T14">buttons</text:span><text:span text:style-name="T12"> = </text:span><text:span text:style-name="T8">document</text:span><text:span text:style-name="T12">.</text:span><text:span text:style-name="T15">querySelectorAll</text:span><text:span text:style-name="T12">(</text:span><text:span text:style-name="T9">'button'</text:span><text:span text:style-name="T12">);</text:span></text:p>
      <text:p text:style-name="P4"/>
      <text:p text:style-name="P2"><text:span text:style-name="T10">        </text:span><text:span text:style-name="T13">// Exercice 4 : Sélectionner la liste</text:span></text:p>
      <text:p text:style-name="P2"><text:span text:style-name="T10">        </text:span><text:span text:style-name="T6">const</text:span><text:span text:style-name="T12"> </text:span><text:span text:style-name="T14">list</text:span><text:span text:style-name="T12"> = </text:span><text:span text:style-name="T8">document</text:span><text:span text:style-name="T12">.</text:span><text:span text:style-name="T15">getElementById</text:span><text:span text:style-name="T12">(</text:span><text:span text:style-name="T9">'list'</text:span><text:span text:style-name="T12">);</text:span></text:p>
      <text:p text:style-name="P4"/>
      <text:p text:style-name="P2"><text:span text:style-name="T10">        </text:span><text:span text:style-name="T13">// Exercice 5 : Ajouter un item « Nouvel élément » à la liste (lié au bouton #btnAdd)</text:span></text:p>
      <text:p text:style-name="P2"><text:span text:style-name="T10">        </text:span><text:span text:style-name="T6">const</text:span><text:span text:style-name="T12"> </text:span><text:span text:style-name="T14">btnAdd</text:span><text:span text:style-name="T12"> = </text:span><text:span text:style-name="T8">document</text:span><text:span text:style-name="T12">.</text:span><text:span text:style-name="T15">getElementById</text:span><text:span text:style-name="T12">(</text:span><text:span text:style-name="T9">'btnAdd'</text:span><text:span text:style-name="T12">);</text:span></text:p>
      <text:p text:style-name="P2"><text:span text:style-name="T10">        </text:span><text:span text:style-name="T14">btnAdd</text:span><text:span text:style-name="T12">.</text:span><text:span text:style-name="T15">addEventListener</text:span><text:span text:style-name="T12">(</text:span><text:span text:style-name="T9">'click'</text:span><text:span text:style-name="T12">, () </text:span><text:span text:style-name="T6">=&gt;</text:span><text:span text:style-name="T12"> {</text:span></text:p>
      <text:p text:style-name="P2"><text:span text:style-name="T10">            </text:span><text:span text:style-name="T6">const</text:span><text:span text:style-name="T12"> </text:span><text:span text:style-name="T14">newListItem</text:span><text:span text:style-name="T12"> = </text:span><text:span text:style-name="T8">document</text:span><text:span text:style-name="T12">.</text:span><text:span text:style-name="T15">createElement</text:span><text:span text:style-name="T12">(</text:span><text:span text:style-name="T9">'li'</text:span><text:span text:style-name="T12">);</text:span></text:p>
      <text:p text:style-name="P2"><text:span text:style-name="T10">            </text:span><text:span text:style-name="T14">newListItem</text:span><text:span text:style-name="T12">.</text:span><text:span text:style-name="T8">textContent</text:span><text:span text:style-name="T12"> = </text:span><text:span text:style-name="T9">'Nouvel élément'</text:span><text:span text:style-name="T12">;</text:span></text:p>
      <text:p text:style-name="P2"><text:span text:style-name="T10">            </text:span><text:span text:style-name="T14">list</text:span><text:span text:style-name="T12">.</text:span><text:span text:style-name="T15">appendChild</text:span><text:span text:style-name="T12">(</text:span><text:span text:style-name="T14">newListItem</text:span><text:span text:style-name="T12">);</text:span></text:p>
      <text:p text:style-name="P3">        <text:span text:style-name="T7">});</text:span></text:p>
      <text:p text:style-name="P4"/>
      <text:p text:style-name="P2"><text:span text:style-name="T10">        </text:span><text:span text:style-name="T13">// Exercice 6 : Supprimer le premier élément de la liste (lié au bouton #btnRemove)</text:span></text:p>
      <text:p text:style-name="P2"><text:span text:style-name="T10">        </text:span><text:span text:style-name="T6">const</text:span><text:span text:style-name="T12"> </text:span><text:span text:style-name="T14">btnRemove</text:span><text:span text:style-name="T12"> = </text:span><text:span text:style-name="T8">document</text:span><text:span text:style-name="T12">.</text:span><text:span text:style-name="T15">getElementById</text:span><text:span text:style-name="T12">(</text:span><text:span text:style-name="T9">'btnRemove'</text:span><text:span text:style-name="T12">);</text:span></text:p>
      <text:p text:style-name="P2"><text:span text:style-name="T10">        </text:span><text:span text:style-name="T14">btnRemove</text:span><text:span text:style-name="T12">.</text:span><text:span text:style-name="T15">addEventListener</text:span><text:span text:style-name="T12">(</text:span><text:span text:style-name="T9">'click'</text:span><text:span text:style-name="T12">, () </text:span><text:span text:style-name="T6">=&gt;</text:span><text:span text:style-name="T12"> {</text:span></text:p>
      <text:p text:style-name="P2"><text:soft-page-break/><text:span text:style-name="T10">            </text:span><text:span text:style-name="T6">const</text:span><text:span text:style-name="T12"> </text:span><text:span text:style-name="T14">firstItem</text:span><text:span text:style-name="T12"> = </text:span><text:span text:style-name="T14">list</text:span><text:span text:style-name="T12">.</text:span><text:span text:style-name="T8">firstChild</text:span><text:span text:style-name="T12">;</text:span></text:p>
      <text:p text:style-name="P2"><text:span text:style-name="T10">            </text:span><text:span text:style-name="T16">if</text:span><text:span text:style-name="T12"> (</text:span><text:span text:style-name="T14">firstItem</text:span><text:span text:style-name="T12">) {</text:span></text:p>
      <text:p text:style-name="P2"><text:span text:style-name="T10">                </text:span><text:span text:style-name="T14">list</text:span><text:span text:style-name="T12">.</text:span><text:span text:style-name="T15">removeChild</text:span><text:span text:style-name="T12">(</text:span><text:span text:style-name="T14">firstItem</text:span><text:span text:style-name="T12">);</text:span></text:p>
      <text:p text:style-name="P3">            <text:span text:style-name="T7">}</text:span></text:p>
      <text:p text:style-name="P3">        <text:span text:style-name="T7">});</text:span></text:p>
      <text:p text:style-name="P4"/>
      <text:p text:style-name="P2"><text:span text:style-name="T10">        </text:span><text:span text:style-name="T13">// Exercice 7 : Ajouter/Supprimer la classe « selected » (survol de la liste)</text:span></text:p>
      <text:p text:style-name="P2"><text:span text:style-name="T10">        </text:span><text:span text:style-name="T14">list</text:span><text:span text:style-name="T12">.</text:span><text:span text:style-name="T15">addEventListener</text:span><text:span text:style-name="T12">(</text:span><text:span text:style-name="T9">'mouseover'</text:span><text:span text:style-name="T12">, () </text:span><text:span text:style-name="T6">=&gt;</text:span><text:span text:style-name="T12"> {</text:span></text:p>
      <text:p text:style-name="P2"><text:span text:style-name="T10">            </text:span><text:span text:style-name="T14">list</text:span><text:span text:style-name="T12">.</text:span><text:span text:style-name="T8">classList</text:span><text:span text:style-name="T12">.</text:span><text:span text:style-name="T15">add</text:span><text:span text:style-name="T12">(</text:span><text:span text:style-name="T9">'selected'</text:span><text:span text:style-name="T12">);</text:span></text:p>
      <text:p text:style-name="P3">        <text:span text:style-name="T7">});</text:span></text:p>
      <text:p text:style-name="P2"><text:span text:style-name="T10">        </text:span><text:span text:style-name="T14">list</text:span><text:span text:style-name="T12">.</text:span><text:span text:style-name="T15">addEventListener</text:span><text:span text:style-name="T12">(</text:span><text:span text:style-name="T9">'mouseout'</text:span><text:span text:style-name="T12">, () </text:span><text:span text:style-name="T6">=&gt;</text:span><text:span text:style-name="T12"> {</text:span></text:p>
      <text:p text:style-name="P2"><text:span text:style-name="T10">            </text:span><text:span text:style-name="T14">list</text:span><text:span text:style-name="T12">.</text:span><text:span text:style-name="T8">classList</text:span><text:span text:style-name="T12">.</text:span><text:span text:style-name="T15">remove</text:span><text:span text:style-name="T12">(</text:span><text:span text:style-name="T9">'selected'</text:span><text:span text:style-name="T12">);</text:span></text:p>
      <text:p text:style-name="P3">        <text:span text:style-name="T7">});</text:span></text:p>
      <text:p text:style-name="P4"/>
      <text:p text:style-name="P2"><text:span text:style-name="T10">        </text:span><text:span text:style-name="T13">// Exercice 8 : Récupérer et afficher les titres des posts (ajout d'un bouton et de sa logique)</text:span></text:p>
      <text:p text:style-name="P2"><text:span text:style-name="T10">        </text:span><text:span text:style-name="T6">const</text:span><text:span text:style-name="T12"> </text:span><text:span text:style-name="T14">fetchButton</text:span><text:span text:style-name="T12"> = </text:span><text:span text:style-name="T8">document</text:span><text:span text:style-name="T12">.</text:span><text:span text:style-name="T15">createElement</text:span><text:span text:style-name="T12">(</text:span><text:span text:style-name="T9">'button'</text:span><text:span text:style-name="T12">);</text:span></text:p>
      <text:p text:style-name="P2"><text:span text:style-name="T10">        </text:span><text:span text:style-name="T14">fetchButton</text:span><text:span text:style-name="T12">.</text:span><text:span text:style-name="T8">textContent</text:span><text:span text:style-name="T12"> = </text:span><text:span text:style-name="T9">'Récupérer les posts'</text:span><text:span text:style-name="T12">;</text:span></text:p>
      <text:p text:style-name="P2"><text:span text:style-name="T10">        </text:span><text:span text:style-name="T14">container</text:span><text:span text:style-name="T12">.</text:span><text:span text:style-name="T15">appendChild</text:span><text:span text:style-name="T12">(</text:span><text:span text:style-name="T14">fetchButton</text:span><text:span text:style-name="T12">); </text:span><text:span text:style-name="T13">// Ajout du bouton au conteneur</text:span></text:p>
      <text:p text:style-name="P2"><text:span text:style-name="T10">        </text:span><text:span text:style-name="T6">const</text:span><text:span text:style-name="T12"> </text:span><text:span text:style-name="T14">postsDiv</text:span><text:span text:style-name="T12"> = </text:span><text:span text:style-name="T8">document</text:span><text:span text:style-name="T12">.</text:span><text:span text:style-name="T15">getElementById</text:span><text:span text:style-name="T12">(</text:span><text:span text:style-name="T9">'posts'</text:span><text:span text:style-name="T12">); </text:span><text:span text:style-name="T13">// On garde une référence à la div posts</text:span></text:p>
      <text:p text:style-name="P4"/>
      <text:p text:style-name="P2"><text:span text:style-name="T10">        </text:span><text:span text:style-name="T14">fetchButton</text:span><text:span text:style-name="T12">.</text:span><text:span text:style-name="T15">addEventListener</text:span><text:span text:style-name="T12">(</text:span><text:span text:style-name="T9">'click'</text:span><text:span text:style-name="T12">, () </text:span><text:span text:style-name="T6">=&gt;</text:span><text:span text:style-name="T12"> {</text:span></text:p>
      <text:p text:style-name="P2"><text:span text:style-name="T10">            </text:span><text:span text:style-name="T15">fetch</text:span><text:span text:style-name="T12">(</text:span><text:span text:style-name="T9">'https://jsonplaceholder.typicode.com/posts'</text:span><text:span text:style-name="T12">)</text:span></text:p>
      <text:p text:style-name="P2"><text:span text:style-name="T10">                </text:span><text:span text:style-name="T12">.</text:span><text:span text:style-name="T15">then</text:span><text:span text:style-name="T12">(</text:span><text:span text:style-name="T8">response</text:span><text:span text:style-name="T12"> </text:span><text:span text:style-name="T6">=&gt;</text:span><text:span text:style-name="T12"> </text:span><text:span text:style-name="T8">response</text:span><text:span text:style-name="T12">.</text:span><text:span text:style-name="T15">json</text:span><text:span text:style-name="T12">())</text:span></text:p>
      <text:p text:style-name="P2"><text:span text:style-name="T10">                </text:span><text:span text:style-name="T12">.</text:span><text:span text:style-name="T15">then</text:span><text:span text:style-name="T12">(</text:span><text:span text:style-name="T8">data</text:span><text:span text:style-name="T12"> </text:span><text:span text:style-name="T6">=&gt;</text:span><text:span text:style-name="T12"> {</text:span></text:p>
      <text:p text:style-name="P2"><text:span text:style-name="T10">                    </text:span><text:span text:style-name="T8">data</text:span><text:span text:style-name="T12">.</text:span><text:span text:style-name="T15">forEach</text:span><text:span text:style-name="T12">(</text:span><text:span text:style-name="T8">post</text:span><text:span text:style-name="T12"> </text:span><text:span text:style-name="T6">=&gt;</text:span><text:span text:style-name="T12"> {</text:span></text:p>
      <text:p text:style-name="P2"><text:span text:style-name="T10">                        </text:span><text:span text:style-name="T6">const</text:span><text:span text:style-name="T12"> </text:span><text:span text:style-name="T14">p</text:span><text:span text:style-name="T12"> = </text:span><text:span text:style-name="T8">document</text:span><text:span text:style-name="T12">.</text:span><text:span text:style-name="T15">createElement</text:span><text:span text:style-name="T12">(</text:span><text:span text:style-name="T9">'p'</text:span><text:span text:style-name="T12">);</text:span></text:p>
      <text:p text:style-name="P2"><text:span text:style-name="T10">                        </text:span><text:span text:style-name="T14">p</text:span><text:span text:style-name="T12">.</text:span><text:span text:style-name="T8">textContent</text:span><text:span text:style-name="T12"> = </text:span><text:span text:style-name="T8">post</text:span><text:span text:style-name="T12">.</text:span><text:span text:style-name="T8">title</text:span><text:span text:style-name="T12">;</text:span></text:p>
      <text:p text:style-name="P2"><text:span text:style-name="T10">                        </text:span><text:span text:style-name="T14">postsDiv</text:span><text:span text:style-name="T12">.</text:span><text:span text:style-name="T15">appendChild</text:span><text:span text:style-name="T12">(</text:span><text:span text:style-name="T14">p</text:span><text:span text:style-name="T12">);</text:span></text:p>
      <text:p text:style-name="P3">                    <text:span text:style-name="T7">});</text:span></text:p>
      <text:p text:style-name="P3">                <text:span text:style-name="T7">})</text:span></text:p>
      <text:p text:style-name="P2"><text:span text:style-name="T10">                </text:span><text:span text:style-name="T12">.</text:span><text:span text:style-name="T15">catch</text:span><text:span text:style-name="T12">(</text:span><text:span text:style-name="T8">error</text:span><text:span text:style-name="T12"> </text:span><text:span text:style-name="T6">=&gt;</text:span><text:span text:style-name="T12"> {</text:span></text:p>
      <text:p text:style-name="P2"><text:span text:style-name="T10">                    </text:span><text:span text:style-name="T8">console</text:span><text:span text:style-name="T12">.</text:span><text:span text:style-name="T15">error</text:span><text:span text:style-name="T12">(</text:span><text:span text:style-name="T9">'Erreur lors de la récupération des données:'</text:span><text:span text:style-name="T12">, </text:span><text:span text:style-name="T8">error</text:span><text:span text:style-name="T12">);</text:span></text:p>
      <text:p text:style-name="P3">                <text:span text:style-name="T7">});</text:span></text:p>
      <text:p text:style-name="P3">        <text:span text:style-name="T7">});</text:span></text:p>
      <text:p text:style-name="P2"><text:span text:style-name="T10">    </text:span><text:span text:style-name="T5">&lt;/</text:span><text:span text:style-name="T6">script</text:span><text:span text:style-name="T5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1:56:15.546562300</meta:creation-date>
    <dc:date>2025-10-08T11:56:43.586511900</dc:date>
    <meta:editing-duration>PT30S</meta:editing-duration>
    <meta:editing-cycles>1</meta:editing-cycles>
    <meta:document-statistic meta:table-count="0" meta:image-count="0" meta:object-count="0" meta:page-count="2" meta:paragraph-count="77" meta:word-count="291" meta:character-count="3174" meta:non-whitespace-character-count="2260"/>
    <meta:generator>LibreOffice/25.2.5.2$Windows_X86_64 LibreOffice_project/03d19516eb2e1dd5d4ccd751a0d6f35f35e08022</meta:generator>
  </office:meta>
</office:document-meta>
</file>